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5.0625in"/>
    </style:style>
    <style:style style:name="Table1.B" style:family="table-column">
      <style:table-column-properties style:column-width="1.6354in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1.125in"/>
    </style:style>
    <style:style style:name="Table2" style:family="table">
      <style:table-properties style:width="5in" fo:margin-left="0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2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in" fo:margin-left="0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2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officeooo:rsid="000c3f9c" officeooo:paragraph-rsid="000c3f9c"/>
    </style:style>
    <style:style style:name="P2" style:family="paragraph" style:parent-style-name="Table_20_Contents">
      <style:paragraph-properties fo:text-align="end" style:justify-single-word="false"/>
      <style:text-properties officeooo:paragraph-rsid="00181bad"/>
    </style:style>
    <style:style style:name="P3" style:family="paragraph" style:parent-style-name="Table_20_Contents">
      <style:paragraph-properties fo:text-align="end" style:justify-single-word="false"/>
      <style:text-properties officeooo:rsid="000da364" officeooo:paragraph-rsid="000da364"/>
    </style:style>
    <style:style style:name="P4" style:family="paragraph" style:parent-style-name="Table_20_Contents">
      <style:paragraph-properties fo:text-align="end" style:justify-single-word="false"/>
      <style:text-properties officeooo:rsid="000da364" officeooo:paragraph-rsid="000e972e"/>
    </style:style>
    <style:style style:name="P5" style:family="paragraph" style:parent-style-name="Table_20_Contents">
      <style:paragraph-properties fo:text-align="end" style:justify-single-word="false"/>
      <style:text-properties officeooo:rsid="000e972e" officeooo:paragraph-rsid="000e972e"/>
    </style:style>
    <style:style style:name="P6" style:family="paragraph" style:parent-style-name="Table_20_Contents">
      <style:paragraph-properties fo:text-align="end" style:justify-single-word="false"/>
      <style:text-properties officeooo:rsid="00105e07" officeooo:paragraph-rsid="00105e07"/>
    </style:style>
    <style:style style:name="P7" style:family="paragraph" style:parent-style-name="Table_20_Contents">
      <style:paragraph-properties fo:text-align="end" style:justify-single-word="false"/>
      <style:text-properties officeooo:rsid="0011e708" officeooo:paragraph-rsid="0011e708"/>
    </style:style>
    <style:style style:name="P8" style:family="paragraph" style:parent-style-name="Table_20_Contents">
      <style:paragraph-properties fo:text-align="end" style:justify-single-word="false"/>
      <style:text-properties officeooo:rsid="00138d4a" officeooo:paragraph-rsid="00138d4a"/>
    </style:style>
    <style:style style:name="P9" style:family="paragraph" style:parent-style-name="Table_20_Contents">
      <style:paragraph-properties fo:text-align="end" style:justify-single-word="false"/>
      <style:text-properties officeooo:rsid="0016635d" officeooo:paragraph-rsid="0016635d"/>
    </style:style>
    <style:style style:name="P10" style:family="paragraph" style:parent-style-name="Table_20_Contents">
      <style:paragraph-properties fo:text-align="end" style:justify-single-word="false"/>
      <style:text-properties officeooo:rsid="00181bad" officeooo:paragraph-rsid="00181bad"/>
    </style:style>
    <style:style style:name="P11" style:family="paragraph" style:parent-style-name="Table_20_Contents">
      <style:paragraph-properties fo:text-align="end" style:justify-single-word="false"/>
      <style:text-properties officeooo:rsid="00181bad" officeooo:paragraph-rsid="0018f736"/>
    </style:style>
    <style:style style:name="P12" style:family="paragraph" style:parent-style-name="Table_20_Contents">
      <style:paragraph-properties fo:text-align="end" style:justify-single-word="false"/>
      <style:text-properties officeooo:rsid="0018f736" officeooo:paragraph-rsid="0018f736"/>
    </style:style>
    <style:style style:name="P13" style:family="paragraph" style:parent-style-name="Table_20_Contents">
      <style:paragraph-properties fo:text-align="end" style:justify-single-word="false"/>
      <style:text-properties officeooo:rsid="00190586" officeooo:paragraph-rsid="00190586"/>
    </style:style>
    <style:style style:name="P14" style:family="paragraph" style:parent-style-name="Table_20_Contents">
      <style:paragraph-properties fo:text-align="end" style:justify-single-word="false"/>
      <style:text-properties officeooo:rsid="0019c321" officeooo:paragraph-rsid="0019c321"/>
    </style:style>
    <style:style style:name="P15" style:family="paragraph" style:parent-style-name="Table_20_Contents">
      <style:paragraph-properties fo:text-align="end" style:justify-single-word="false"/>
      <style:text-properties officeooo:rsid="001a6c68" officeooo:paragraph-rsid="001a6c68"/>
    </style:style>
    <style:style style:name="P16" style:family="paragraph" style:parent-style-name="Table_20_Contents">
      <style:paragraph-properties fo:text-align="end" style:justify-single-word="false"/>
      <style:text-properties officeooo:rsid="001c5aec" officeooo:paragraph-rsid="001c5aec"/>
    </style:style>
    <style:style style:name="P17" style:family="paragraph" style:parent-style-name="Standard">
      <style:paragraph-properties fo:text-align="end" style:justify-single-word="false"/>
      <style:text-properties officeooo:rsid="0023d5ef" officeooo:paragraph-rsid="0023d5ef"/>
    </style:style>
    <style:style style:name="P18" style:family="paragraph" style:parent-style-name="Standard">
      <style:paragraph-properties fo:text-align="end" style:justify-single-word="false"/>
      <style:text-properties officeooo:rsid="00257997" officeooo:paragraph-rsid="00257997"/>
    </style:style>
    <style:style style:name="P19" style:family="paragraph" style:parent-style-name="Table_20_Contents">
      <style:paragraph-properties fo:text-align="end" style:justify-single-word="false"/>
      <style:text-properties officeooo:rsid="0018f736" officeooo:paragraph-rsid="0018f736"/>
    </style:style>
    <style:style style:name="P20" style:family="paragraph" style:parent-style-name="Table_20_Contents">
      <style:paragraph-properties fo:text-align="end" style:justify-single-word="false"/>
      <style:text-properties officeooo:rsid="001c5aec" officeooo:paragraph-rsid="001c5aec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23d5ef"/>
    </style:style>
    <style:style style:name="P23" style:family="paragraph" style:parent-style-name="Table_20_Contents">
      <style:paragraph-properties fo:text-align="end" style:justify-single-word="false"/>
      <style:text-properties officeooo:rsid="0020d98e" officeooo:paragraph-rsid="0020d98e"/>
    </style:style>
    <style:style style:name="P24" style:family="paragraph" style:parent-style-name="Table_20_Contents">
      <style:paragraph-properties fo:text-align="end" style:justify-single-word="false"/>
      <style:text-properties officeooo:rsid="0021e70b" officeooo:paragraph-rsid="0021e70b"/>
    </style:style>
    <style:style style:name="T1" style:family="text">
      <style:text-properties officeooo:rsid="000c3f9c"/>
    </style:style>
    <style:style style:name="T2" style:family="text">
      <style:text-properties officeooo:rsid="000da364"/>
    </style:style>
    <style:style style:name="T3" style:family="text">
      <style:text-properties officeooo:rsid="000e972e"/>
    </style:style>
    <style:style style:name="T4" style:family="text">
      <style:text-properties officeooo:rsid="00105e07"/>
    </style:style>
    <style:style style:name="T5" style:family="text">
      <style:text-properties officeooo:rsid="00170828"/>
    </style:style>
    <style:style style:name="T6" style:family="text">
      <style:text-properties officeooo:rsid="00181bad"/>
    </style:style>
    <style:style style:name="T7" style:family="text">
      <style:text-properties officeooo:rsid="0018f736"/>
    </style:style>
    <style:style style:name="T8" style:family="text">
      <style:text-properties officeooo:rsid="001905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/><text:span text:style-name="T2">خرید کالا</text:span></text:p>
          </table:table-cell>
          <table:table-cell table:style-name="Table1.B1" office:value-type="string">
            <text:p text:style-name="P22"><text:span text:style-name="T1"><text:s/>نام مورد ک</text:span><text:span text:style-name="T8">ا</text:span><text:span text:style-name="T1">ری </text:span></text:p>
          </table:table-cell>
        </table:table-row>
        <table:table-row table:style-name="TableLine93851729122176">
          <table:table-cell table:style-name="Table1.A2" office:value-type="string">
            <text:p text:style-name="P1">بالا</text:p>
          </table:table-cell>
          <table:table-cell table:style-name="Table1.B2" office:value-type="string">
            <text:p text:style-name="P1">الویت</text:p>
          </table:table-cell>
        </table:table-row>
        <table:table-row table:style-name="TableLine93851729123568">
          <table:table-cell table:style-name="Table1.A2" office:value-type="string">
            <text:p text:style-name="P3">مشتری</text:p>
          </table:table-cell>
          <table:table-cell table:style-name="Table1.B2" office:value-type="string">
            <text:p text:style-name="P1">کاربر اصلی </text:p>
          </table:table-cell>
        </table:table-row>
        <table:table-row table:style-name="TableLine93851729124208">
          <table:table-cell table:style-name="Table1.A2" office:value-type="string">
            <text:p text:style-name="P3">اداره پست: حمل و نقل محصولات خریداری شده و انتقال به ادرس مشتری.</text:p>
            <text:p text:style-name="P3">بازاریاب: بررسی و تحلیل بازار برای تبلیغات و سایر فعالیت های مرتبط</text:p>
            <text:p text:style-name="P4">گروه آیتی: <text:span text:style-name="T3">طراحی و پیاده سازی سیستم قابل اجرا در انواع </text:span></text:p>
            <text:p text:style-name="P4"><text:span text:style-name="T3">مختلف پلتفرم ها.</text:span> </text:p>
            <text:p text:style-name="P4"><text:span text:style-name="T3">مدیریت: بررسی میزان فروش به منظور ارزیابی کارایی شرکت</text:span> </text:p>
          </table:table-cell>
          <table:table-cell table:style-name="Table1.B2" office:value-type="string">
            <text:p text:style-name="P1">سایر دست اندرکاران ذینفع</text:p>
          </table:table-cell>
        </table:table-row>
        <table:table-row table:style-name="TableLine93851729125008">
          <table:table-cell table:style-name="Table1.A2" office:value-type="string">
            <text:p text:style-name="P5">کاربر محصول مورد نظر خودرا انتخاب میکنید برای ثبت سفارش و خرید کاربر باید شماره تلفن معتبر داشته باشد و شماره کارت ثبت شده در سیستم مربوط به <text:s/>خود کاربر . باشد اگر ادرس کاربر در سیستم ثبت شده باشد باید از بین ادرس ها یکی را انتخاب کنید در غیر این </text:p>
            <text:p text:style-name="P5"><text:s text:c="3"/>صورت <text:s/>باید ادرس <text:span text:style-name="T4">جدید اضافه شود</text:span></text:p>
            <text:p text:style-name="P6">هزینه ی پست و قیمت تمام شده برای کاربر محاسبه میشود . </text:p>
            <text:p text:style-name="P6">در صورت موفقیت در پرداخت پیام <text:s/>با عنوان پرداخت موفق <text:s/>همراه با کد رهگیری برای پیگیری سفارش برای کاربر ارسال میشود.</text:p>
          </table:table-cell>
          <table:table-cell table:style-name="Table1.B2" office:value-type="string">
            <text:p text:style-name="P1">شرح</text:p>
          </table:table-cell>
        </table:table-row>
        <table:table-row table:style-name="TableLine93851729125808">
          <table:table-cell table:style-name="Table1.A2" office:value-type="string">
            <text:p text:style-name="P6">کاربر میبایست عضو سایت باشد</text:p>
            <text:p text:style-name="P7">امکان ثبت سفارش برای کالای ناموجود وجود ندارد</text:p>
            <text:p text:style-name="P7">شماره کارت کاربر باید مربوط به خود کاربر باشد</text:p>
            <text:p text:style-name="P7">برای ارسال کالا حداقل یک ادرس معتبر نیاز است</text:p>
            <text:p text:style-name="P8"/>
          </table:table-cell>
          <table:table-cell table:style-name="Table1.B2" office:value-type="string">
            <text:p text:style-name="P1">پیش شرطها</text:p>
          </table:table-cell>
        </table:table-row>
        <table:table-row table:style-name="TableLine93851729126560">
          <table:table-cell table:style-name="Table1.A2" office:value-type="string">
            <text:p text:style-name="P16">کلیک روی گزینه ی پرداخت</text:p>
          </table:table-cell>
          <table:table-cell table:style-name="Table1.B2" office:value-type="string">
            <text:p text:style-name="P1">محرک (راه انداز)</text:p>
          </table:table-cell>
        </table:table-row>
        <table:table-row table:style-name="TableLine93851729127360">
          <table:table-cell table:style-name="Table1.A2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Line93851729080608">
                <table:table-cell table:style-name="Table2.A1" office:value-type="string">
                  <text:p text:style-name="P9">عکس العمل سیستم</text:p>
                </table:table-cell>
                <table:table-cell table:style-name="Table2.B1" office:value-type="string">
                  <text:p text:style-name="P9">عمل کاربر</text:p>
                </table:table-cell>
              </table:table-row>
              <table:table-row table:style-name="TableLine93851729056352">
                <table:table-cell table:style-name="Table2.A2" office:value-type="string">
                  <text:p text:style-name="P10">گام۲:سیستم محصولات را در کارت کاربر ذخیره میکند</text:p>
                  <text:p text:style-name="P11">گام ۴:درصورت نیاز تعداد محصولات داخل کارت کم یا</text:p>
                  <text:p text:style-name="P11"><text:s text:c="3"/>زیاد میشو<text:span text:style-name="T7">د</text:span></text:p>
                  <text:p text:style-name="P12">گام ۷: سیستم کاربر را به سامانه پرداخت </text:p>
                  <text:p text:style-name="P12">هدایت میکند</text:p>
                  <text:p text:style-name="P12">گام ۹: بعد از انجام تراکنش سامانه پرداخت کاربر به سامانه اصلی منتقل میکند</text:p>
                  <text:p text:style-name="P12">گام ۱۰: فاکتور خرید به کاربر نمایش داده <text:s/>میشود <text:span text:style-name="T8">و پیامک به عنوان خرید موفق به کاربر ارسال میگردد</text:span> </text:p>
                </table:table-cell>
                <table:table-cell table:style-name="Table2.B2" office:value-type="string">
                  <text:p text:style-name="P9">گام۱:کاربر محصول را به کارت اضافه میکند.</text:p>
                  <text:p text:style-name="P9">گام<text:span text:style-name="T6">۳</text:span>:<text:span text:style-name="T5">کاربر وارد صفحه ی کارت میشود محصو</text:span><text:span text:style-name="T6">لا</text:span><text:span text:style-name="T5">ت را بررسی میکند به تعداد کالای موجود کالا اضافه یا</text:span><text:span text:style-name="T6">کم میشود.</text:span></text:p>
                  <text:p text:style-name="P2"><text:span text:style-name="T6">گام</text:span><text:span text:style-name="T7">۵</text:span><text:span text:style-name="T6">: کاربر میبایستی از ادرس های ثبت شده یکی را انتخاب کند</text:span></text:p>
                  <text:p text:style-name="P12">گام ۶:کاربر روی گزینه پرداخت کلیک میکند</text:p>
                  <text:p text:style-name="P12">گام ۸: کاربر مشخصات کارت خودرا وارد میکند</text:p>
                </table:table-cell>
              </table:table-row>
            </table:table>
            <text:p text:style-name="Table_20_Contents"/>
          </table:table-cell>
          <table:table-cell table:style-name="Table1.B2" office:value-type="string">
            <text:p text:style-name="P1">جریان اصلی رویداد</text:p>
          </table:table-cell>
        </table:table-row>
        <table:table-row table:style-name="TableLine93851729128160">
          <table:table-cell table:style-name="Table1.A2" office:value-type="string">
            <text:p text:style-name="P24">جایگزین گام ۸: در صورت اشتباه بودن مشخصات کارت کاربر ارور مربوطه به کاربر نشان داده میشود.</text:p>
            <text:p text:style-name="P24"/>
          </table:table-cell>
          <table:table-cell table:style-name="Table1.B2" office:value-type="string">
            <text:p text:style-name="P1">جریان فرعی رویداد</text:p>
          </table:table-cell>
        </table:table-row>
        <table:table-row table:style-name="TableLine93851729128880">
          <table:table-cell table:style-name="Table1.A2" office:value-type="string">
            <text:p text:style-name="P13">کاربر فاکتور خودرا مشاهده میکند و پیامک مربوطه ارسال میگردد.</text:p>
          </table:table-cell>
          <table:table-cell table:style-name="Table1.B2" office:value-type="string">
            <text:p text:style-name="P1">اتمام(نتیجه)</text:p>
          </table:table-cell>
        </table:table-row>
        <text:soft-page-break/>
        <table:table-row table:style-name="Table1.11">
          <table:table-cell table:style-name="Table1.A2" office:value-type="string">
            <text:p text:style-name="P16">اگر پروسه در مرحله ی اماده سازی باشد کاربر میتواند سفارش خود را لغو کند</text:p>
          </table:table-cell>
          <table:table-cell table:style-name="Table1.B2" office:value-type="string">
            <text:p text:style-name="P1">پس شرط ها</text:p>
          </table:table-cell>
        </table:table-row>
        <table:table-row table:style-name="TableLine93851729130640">
          <table:table-cell table:style-name="Table1.A2" office:value-type="string">
            <text:p text:style-name="P13">کاربر باید شماره تلفن همراه معتبر وارد کند.</text:p>
            <text:p text:style-name="P13">ادرس کاربر باید در محدودی مشخصی باشد.(امکان ارسال کالا به خارج از کشور ایران میسر نمی باشد) </text:p>
            <text:p text:style-name="P13">شماره کارت شخص باید متعلق به همان شخص باشد(برای جلوگیری از پولشویی و موارد مشابه)</text:p>
            <text:p text:style-name="P13"/>
          </table:table-cell>
          <table:table-cell table:style-name="Table1.B2" office:value-type="string">
            <text:p text:style-name="P1">قوانین کاری</text:p>
          </table:table-cell>
        </table:table-row>
        <table:table-row table:style-name="TableLine93851729131280">
          <table:table-cell table:style-name="Table1.A2" office:value-type="string">
            <text:p text:style-name="P14">سامانه همیشه باید دردسترس باشد.</text:p>
            <text:p text:style-name="P14">برای پاسخ گویی به تعداد زیاد درخواست همزمان باید </text:p>
            <text:p text:style-name="P14">استفاده کرددnon-blocking در سمت سرور از فناوری</text:p>
            <text:p text:style-name="P14">به دلیل این که درخواست ها فقط از داخل ایران صورت میگردد سرور ها باید حدالممکن داخل ایران یا نزدیک ایران باشند</text:p>
            <text:p text:style-name="P15">به دلیل پیچیدگی موجود در سمت کلاینت سامانه بهتر است از فریم ورک و کتاب خانه های مرتبط به فرانت استفاده گردد</text:p>
          </table:table-cell>
          <table:table-cell table:style-name="Table1.B2" office:value-type="string">
            <text:p text:style-name="P1">محدودیت های پیاده سازی</text:p>
          </table:table-cell>
        </table:table-row>
        <table:table-row table:style-name="TableLine93851729132080">
          <table:table-cell table:style-name="Table1.A2" office:value-type="string">
            <text:p text:style-name="P16">کاربر میتواند سفارش خود را در پروسه اماده سازی لغو کند</text:p>
            <text:p text:style-name="P16">کاربر میتواند بعضی از کالاهای خریداری شده را بعد از ارسال حداکثر تا ۴۸ ساعت مرجوع دهد</text:p>
            <text:p text:style-name="P16">برای کاربرانی که اشتراک ویژه دارند(دیجی پلاس) تخفیف لحاظ میشود و هزینه ی حمل و نقل رایگان است</text:p>
            <text:p text:style-name="P16">.</text:p>
            <text:p text:style-name="P16"/>
          </table:table-cell>
          <table:table-cell table:style-name="Table1.B2" office:value-type="string">
            <text:p text:style-name="P1">مفروضات</text:p>
          </table:table-cell>
        </table:table-row>
        <table:table-row table:style-name="TableLine93851729132880">
          <table:table-cell table:style-name="Table1.A2" office:value-type="string">
            <text:p text:style-name="P21">-</text:p>
          </table:table-cell>
          <table:table-cell table:style-name="Table1.B2" office:value-type="string">
            <text:p text:style-name="P23">موارد باقی مانده</text:p>
          </table:table-cell>
        </table:table-row>
      </table:table>
      <text:p text:style-name="P17"><text:tab/><text:tab/><text:tab/><text:tab/> <text:s/><text:tab/><text:tab/></text:p>
      <text:p text:style-name="P18">مولف: سینا صدیقی ۹۸۱۱۵۲۱۳۵</text:p>
      <text:p text:style-name="P17"><text:tab/><text:tab/><text:tab/><text:tab/><text:tab/></text:p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1:25:12.500920043</meta:creation-date>
    <dc:date>2022-04-25T22:09:18.499521846</dc:date>
    <meta:editing-duration>PT27M17S</meta:editing-duration>
    <meta:editing-cycles>4</meta:editing-cycles>
    <meta:generator>LibreOffice/6.4.7.2$Linux_X86_64 LibreOffice_project/40$Build-2</meta:generator>
    <meta:document-statistic meta:table-count="2" meta:image-count="0" meta:object-count="0" meta:page-count="2" meta:paragraph-count="65" meta:word-count="533" meta:character-count="2779" meta:non-whitespace-character-count="2272"/>
  </office:meta>
</office:document-meta>
</file>